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c22" officeooo:paragraph-rsid="00089c22"/>
    </style:style>
    <style:style style:name="P2" style:family="paragraph" style:parent-style-name="Standard">
      <style:text-properties officeooo:rsid="00089c22" officeooo:paragraph-rsid="000bd323"/>
    </style:style>
    <style:style style:name="P3" style:family="paragraph" style:parent-style-name="Standard">
      <style:paragraph-properties fo:text-align="center" style:justify-single-word="false"/>
      <style:text-properties officeooo:rsid="00089c22" officeooo:paragraph-rsid="000bd323"/>
    </style:style>
    <style:style style:name="P4" style:family="paragraph" style:parent-style-name="Standard">
      <style:paragraph-properties fo:text-align="start" style:justify-single-word="false"/>
      <style:text-properties officeooo:rsid="00089c22" officeooo:paragraph-rsid="000bd323"/>
    </style:style>
    <style:style style:name="P5" style:family="paragraph" style:parent-style-name="Standard">
      <style:text-properties officeooo:rsid="00094ce6" officeooo:paragraph-rsid="00094ce6"/>
    </style:style>
    <style:style style:name="P6" style:family="paragraph" style:parent-style-name="Standard">
      <style:text-properties officeooo:rsid="000ab6bb" officeooo:paragraph-rsid="000ab6bb"/>
    </style:style>
    <style:style style:name="P7" style:family="paragraph" style:parent-style-name="Standard">
      <style:text-properties officeooo:rsid="000bd323" officeooo:paragraph-rsid="000bd323"/>
    </style:style>
    <style:style style:name="P8" style:family="paragraph" style:parent-style-name="Standard">
      <style:paragraph-properties fo:text-align="start" style:justify-single-word="false"/>
      <style:text-properties officeooo:rsid="000bd323" officeooo:paragraph-rsid="000bd323"/>
    </style:style>
    <style:style style:name="P9" style:family="paragraph" style:parent-style-name="Standard">
      <style:paragraph-properties fo:text-align="start" style:justify-single-word="false"/>
      <style:text-properties officeooo:paragraph-rsid="000f6776"/>
    </style:style>
    <style:style style:name="P10" style:family="paragraph" style:parent-style-name="Standard">
      <style:paragraph-properties fo:text-align="start" style:justify-single-word="false"/>
      <style:text-properties officeooo:paragraph-rsid="0011b8b4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0f6776" style:font-weight-asian="normal" style:font-weight-complex="normal"/>
    </style:style>
    <style:style style:name="P12" style:family="paragraph" style:parent-style-name="Standard">
      <style:text-properties fo:font-weight="normal" officeooo:rsid="00089c22" officeooo:paragraph-rsid="000ab6bb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cfebd" officeooo:paragraph-rsid="0010084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cfebd" officeooo:paragraph-rsid="001142c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0840" officeooo:paragraph-rsid="0010084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bd323" officeooo:paragraph-rsid="000bd32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0cfebd" officeooo:paragraph-rsid="000cfebd"/>
    </style:style>
    <style:style style:name="P18" style:family="paragraph" style:parent-style-name="Standard">
      <style:text-properties officeooo:rsid="000cfebd" officeooo:paragraph-rsid="000cfebd"/>
    </style:style>
    <style:style style:name="P19" style:family="paragraph" style:parent-style-name="Standard">
      <style:paragraph-properties fo:text-align="center" style:justify-single-word="false"/>
      <style:text-properties officeooo:rsid="000cfebd" officeooo:paragraph-rsid="000cfebd"/>
    </style:style>
    <style:style style:name="P20" style:family="paragraph" style:parent-style-name="Standard">
      <style:paragraph-properties fo:text-align="start" style:justify-single-word="false"/>
      <style:text-properties officeooo:rsid="000f6776" officeooo:paragraph-rsid="000f6776"/>
    </style:style>
    <style:style style:name="P21" style:family="paragraph" style:parent-style-name="Standard">
      <style:text-properties officeooo:rsid="000f6776" officeooo:paragraph-rsid="000f6776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cfebd" officeooo:paragraph-rsid="000cfeb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f6776" officeooo:paragraph-rsid="000f6776" style:font-weight-asian="normal" style:font-weight-complex="normal"/>
    </style:style>
    <style:style style:name="P24" style:family="paragraph" style:parent-style-name="Standard">
      <style:text-properties officeooo:rsid="0011b8b4" officeooo:paragraph-rsid="0011b8b4"/>
    </style:style>
    <style:style style:name="P25" style:family="paragraph" style:parent-style-name="Standard">
      <style:paragraph-properties fo:text-align="start" style:justify-single-word="false"/>
      <style:text-properties officeooo:rsid="0011b8b4" officeooo:paragraph-rsid="0011b8b4"/>
    </style:style>
    <style:style style:name="P26" style:family="paragraph" style:parent-style-name="Standard">
      <style:text-properties officeooo:rsid="0013398f" officeooo:paragraph-rsid="0013398f"/>
    </style:style>
    <style:style style:name="T1" style:family="text">
      <style:text-properties fo:font-weight="bold" officeooo:rsid="000bd323" style:font-weight-asian="bold" style:font-weight-complex="bol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fo:font-size="16pt" officeooo:rsid="000bd323" style:font-name-asian="Liberation Serif1" style:font-size-asian="16pt" style:font-name-complex="Liberation Serif1" style:font-size-complex="16pt"/>
    </style:style>
    <style:style style:name="T4" style:family="text">
      <style:text-properties style:font-name="Liberation Serif1" fo:font-size="16pt" fo:font-weight="bold" officeooo:rsid="000bd323" style:font-name-asian="Liberation Serif1" style:font-size-asian="16pt" style:font-weight-asian="bold" style:font-name-complex="Liberation Serif1" style:font-size-complex="16pt" style:font-weight-complex="bold"/>
    </style:style>
    <style:style style:name="T5" style:family="text">
      <style:text-properties style:font-name="Liberation Serif1" fo:font-size="12pt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6" style:family="text">
      <style:text-properties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7" style:family="text">
      <style:text-properties style:font-name="Liberation Serif1" fo:font-size="12pt" fo:font-weight="normal" officeooo:rsid="001142c1" style:font-name-asian="Liberation Serif1" style:font-size-asian="12pt" style:font-weight-asian="normal" style:font-name-complex="Liberation Serif1" style:font-size-complex="12pt" style:font-weight-complex="normal"/>
    </style:style>
    <style:style style:name="T8" style:family="text">
      <style:text-properties style:font-name="Liberation Serif1" fo:font-size="12pt" fo:font-weight="normal" officeooo:rsid="0011b8b4" style:font-name-asian="Liberation Serif1" style:font-size-asian="12pt" style:font-weight-asian="normal" style:font-name-complex="Liberation Serif1" style:font-size-complex="12pt" style:font-weight-complex="normal"/>
    </style:style>
    <style:style style:name="T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0" style:family="text">
      <style:text-properties style:font-name="Liberation Serif1" fo:font-weight="bold" officeooo:rsid="00100840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1" style:text-underline-style="none" officeooo:rsid="000f6776" style:font-name-asian="Liberation Serif1" style:font-name-complex="Liberation Serif1"/>
    </style:style>
    <style:style style:name="T12" style:family="text">
      <style:text-properties style:font-name="Liberation Serif1" fo:font-size="15pt" fo:font-weight="bold" officeooo:rsid="001142c1" style:font-name-asian="Liberation Serif1" style:font-size-asian="15pt" style:font-weight-asian="bold" style:font-name-complex="Liberation Serif1" style:font-size-complex="15pt" style:font-weight-complex="bold"/>
    </style:style>
    <style:style style:name="T13" style:family="text">
      <style:text-properties style:font-name="Liberation Serif" style:font-name-asian="DejaVu Sans" style:font-name-complex="FreeSans"/>
    </style:style>
    <style:style style:name="T14" style:family="text">
      <style:text-properties style:font-name="Liberation Serif" officeooo:rsid="000bd323" style:font-name-asian="DejaVu Sans" style:font-name-complex="FreeSans"/>
    </style:style>
    <style:style style:name="T15" style:family="text">
      <style:text-properties style:font-name="Liberation Serif" officeooo:rsid="000f6776" style:font-name-asian="DejaVu Sans" style:font-name-complex="FreeSans"/>
    </style:style>
    <style:style style:name="T16" style:family="text">
      <style:text-properties style:font-name="Liberation Serif" fo:font-weight="bold" style:font-name-asian="DejaVu Sans" style:font-weight-asian="bold" style:font-name-complex="FreeSans" style:font-weight-complex="bold"/>
    </style:style>
    <style:style style:name="T17" style:family="text">
      <style:text-properties style:font-name="Liberation Serif" fo:font-weight="bold" officeooo:rsid="000bd323" style:font-name-asian="DejaVu Sans" style:font-weight-asian="bold" style:font-name-complex="FreeSans" style:font-weight-complex="bold"/>
    </style:style>
    <style:style style:name="T18" style:family="text">
      <style:text-properties style:font-name="Liberation Serif" fo:font-weight="bold" officeooo:rsid="00100840" style:font-name-asian="DejaVu Sans" style:font-weight-asian="bold" style:font-name-complex="FreeSans" style:font-weight-complex="bold"/>
    </style:style>
    <style:style style:name="T19" style:family="text">
      <style:text-properties style:font-name="Liberation Serif" fo:font-weight="bold" officeooo:rsid="001142c1" style:font-name-asian="DejaVu Sans" style:font-weight-asian="bold" style:font-name-complex="FreeSans" style:font-weight-complex="bold"/>
    </style:style>
    <style:style style:name="T20" style:family="text">
      <style:text-properties officeooo:rsid="000eca7a"/>
    </style:style>
    <style:style style:name="T21" style:family="text">
      <style:text-properties style:text-underline-style="none" fo:font-weight="normal" officeooo:rsid="000f6776" style:font-weight-asian="normal" style:font-weight-complex="normal"/>
    </style:style>
    <style:style style:name="T22" style:family="text">
      <style:text-properties fo:font-weight="normal" officeooo:rsid="000f6776" style:font-weight-asian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0f6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Cardoso – Sanchez Tom</text:p>
      <text:p text:style-name="P1">TDR2 -</text:p>
      <text:p text:style-name="P1"/>
      <text:p text:style-name="P2">1 – </text:p>
      <text:p text:style-name="P2"/>
      <text:p text:style-name="P3"><text:span text:style-name="T3">☻</text:span><text:span text:style-name="T14"> </text:span><text:span text:style-name="T1">Activités d'approvisionnement </text:span><text:span text:style-name="T4">☻</text:span></text:p>
      <text:p text:style-name="P4"/>
      <text:p text:style-name="P2"/>
      <text:p text:style-name="P2">Apple achète à des fournisseurs extérieurs les composants de leurs smartphones.</text:p>
      <text:p text:style-name="P1">Par exemple, l'écran de leurs smartphones provient de l'entreprise Analog Devices, Inc. Basée à Nortwoord(USA).</text:p>
      <text:p text:style-name="P1">Pour les services, Apple achète à Glu Mobile, Inc. Basée à San Francisco(USA). 64 % de leur revenue est basé sur Apple.</text:p>
      <text:p text:style-name="P1">Pour les coques, Apple se tourne vers Jabil Circuit, Inc basée en Chine, ce qui représente 20 % de leur business.</text:p>
      <text:p text:style-name="P5">Pour la mémoire, Apple se tourne vers Micron Technology, Inc basée à travers le monde(USA,Taiwan,Singapoure,Chine,Japon).</text:p>
      <text:p text:style-name="P5">Pour l'électronique, Apple fait affaire avec Murata Manufacturing Co basée à Kyoto ce qui constitue 40 % des ventes de l'entreprise japonaise.</text:p>
      <text:p text:style-name="P5">Pour les vibrations, Apple fait affaire avec Nidec Corp basée au Japon.</text:p>
      <text:p text:style-name="P5">Pour les composants éléctriques, Apple achète à Qualcomm, Inc <text:s/>basée à San Diego(USA).</text:p>
      <text:p text:style-name="P5">Pour la mémoire flash, Apple fait affaire avec Samsung basée à Séoul(CdS). Samsung est l'un des plus grand fournisseurs d'Apple.</text:p>
      <text:p text:style-name="P5">Pour les gyroscopes, Apple marchande avec <text:s/>STMicroelectronics basée à Genève.</text:p>
      <text:p text:style-name="P5">Pour les controleurs, Apple marchande avec Texas Instruments, Inc basée Dallas(USA) ce qui représente environ 7 % de leurs business.</text:p>
      <text:p text:style-name="P5"/>
      <text:p text:style-name="P6">Les fournisseurs doivent respecter certaines conditions spécifiques comme :</text:p>
      <text:p text:style-name="P6"><text:tab/>→ Les droits de l'Homme et du travailleurs</text:p>
      <text:p text:style-name="P6"><text:tab/>→ La santé et la sécurité</text:p>
      <text:p text:style-name="P6"><text:tab/>→ L'environnement</text:p>
      <text:p text:style-name="P6"><text:tab/>→ L'éthique</text:p>
      <text:p text:style-name="P6"><text:tab/>→ Le système de gestion donné par Apple</text:p>
      <text:p text:style-name="P6"/>
      <text:p text:style-name="P6"/>
      <text:p text:style-name="P3"><text:span text:style-name="T4">☺</text:span><text:span text:style-name="T14"> </text:span><text:span text:style-name="T1">Activités de production </text:span><text:span text:style-name="T4">☺</text:span></text:p>
      <text:p text:style-name="P3"/>
      <text:p text:style-name="P16"><text:span text:style-name="T2">Apple produits des biens et des services (Smartphones, montres connectées, ordinateur, applications).</text:span></text:p>
      <text:p text:style-name="P8"><text:span text:style-name="T5">Apple ne pratique pas la sous-traitance.</text:span></text:p>
      <text:p text:style-name="P17"><text:span text:style-name="T5">Foxconn est l'une des plus grandes unités de production d'Apple basée en Chine à Shenzen, leur production n'est pas automatisée. Foxconn produit 200 000 smartphones/jour.</text:span></text:p>
      <text:p text:style-name="P18">Le pilotage de la production d'Apple est à flux <text:span text:style-name="T20">poussés.</text:span></text:p>
      <text:p text:style-name="P18"/>
      <text:p text:style-name="P19"><text:span text:style-name="T2">♥</text:span><text:span text:style-name="T13"> <text:s/></text:span><text:span text:style-name="T17">Activités </text:span><text:span text:style-name="T16">commerciales</text:span><text:span text:style-name="T17"> </text:span><text:span text:style-name="T9">♥</text:span></text:p>
      <text:p text:style-name="P19"><text:span text:style-name="T9"/></text:p>
      <text:p text:style-name="P17">cycle de vie → 3ans</text:p>
      <text:p text:style-name="P17">gamme → haut de gamme</text:p>
      <text:p text:style-name="P17">marque → Apple</text:p>
      <text:p text:style-name="P17">conditionnement → </text:p>
      <text:p text:style-name="P20">services annexes → SAV</text:p>
      <text:p text:style-name="P20"/>
      <text:p text:style-name="P9"><text:soft-page-break/><text:span text:style-name="T22">Politique de prix → </text:span><text:span text:style-name="T21">Ainsi Apple</text:span><text:span text:style-name="Strong_20_Emphasis"><text:span text:style-name="T21"> justifie ses prix élevés </text:span></text:span><text:span text:style-name="T21">par le coût nécessaire à la création de ses produits, plus précisément </text:span><text:span text:style-name="Strong_20_Emphasis"><text:span text:style-name="T21">aux coûts de recherche et développement</text:span></text:span><text:span text:style-name="T21">, mais également pour </text:span><text:span text:style-name="Strong_20_Emphasis"><text:span text:style-name="T21">la finition parfaite</text:span></text:span><text:span text:style-name="T21">, la qualité du produit et aussi la performance du service après vente d’Apple sans oublier </text:span><text:span text:style-name="Strong_20_Emphasis"><text:span text:style-name="T21">le coût du réseau de distribution </text:span></text:span><text:span text:style-name="T21">d’Apple.</text:span></text:p>
      <text:p text:style-name="P22"/>
      <text:p text:style-name="P23"><text:span text:style-name="T2">Apple est envirion 15 à 30 % plus cher que ses concurrents.</text:span></text:p>
      <text:p text:style-name="P23"/>
      <text:p text:style-name="P11"><text:span text:style-name="T11">Politique de communication → </text:span><text:span text:style-name="T23">La marque à la pomme est aujourd'hui connue pour une stratégie de communication développée et pensée pour marquer les esprits des consommateurs. </text:span><text:span text:style-name="T24">De plus, Apple sait comment créer le « buzz ». Enfin, Apple sait créer l'engouement à travers ses spots publicitaires.</text:span></text:p>
      <text:p text:style-name="P11"/>
      <text:p text:style-name="P13"><text:span text:style-name="T15"><text:s/></text:span><text:span text:style-name="T10">♣</text:span><text:span text:style-name="T15"> </text:span><text:span text:style-name="T17">Activités </text:span><text:span text:style-name="T18">de distribution</text:span><text:span text:style-name="T17"> </text:span><text:span text:style-name="T10">♣</text:span></text:p>
      <text:p text:style-name="P13"/>
      <text:p text:style-name="P15"><text:span text:style-name="T2">Apple utilise comme canaux de distribution, les canaux ultra-courts et les canaux courts ( aucun intermédiaire).</text:span></text:p>
      <text:p text:style-name="P15"><text:span text:style-name="T2">Ce qui réduit le coût global de distribution, l'économie peut alors être répercutée sur le prix de vente ou permettre de réaliser une marge encore plus importante.</text:span></text:p>
      <text:p text:style-name="P15"/>
      <text:p text:style-name="P14"><text:span text:style-name="T12">♪</text:span><text:span text:style-name="T15"> </text:span><text:span text:style-name="T17">Activités </text:span><text:span text:style-name="T18">de </text:span><text:span text:style-name="T19">service après-vente</text:span><text:span text:style-name="T17"> </text:span><text:span text:style-name="T12">♪</text:span></text:p>
      <text:p text:style-name="P14"/>
      <text:p text:style-name="P10"><text:span text:style-name="T7">L</text:span><text:span text:style-name="T8">e service après-vente permet en cas de détérioration du produit de faire appel à l'entreprise pour trouver une solution.</text:span></text:p>
      <text:p text:style-name="P10"/>
      <text:p text:style-name="P25"><text:span text:style-name="T6">2 – Politique de recherche-développement d'Apple</text:span></text:p>
      <text:p text:style-name="P25"/>
      <text:p text:style-name="P25"><text:span text:style-name="T6">La somme investie par Apple dans la R&amp;D en 2016 est de 10,5 Milliards de dollars.</text:span></text:p>
      <text:p text:style-name="P25"><text:span text:style-name="T6">Les priorités de la R&amp;D sont : </text:span></text:p>
      <text:p text:style-name="P25"><text:span text:style-name="T6">→ Les produits</text:span></text:p>
      <text:p text:style-name="P25"><text:span text:style-name="T6">→ Les logiciels et services</text:span></text:p>
      <text:p text:style-name="P25"><text:span text:style-name="T6">→ R&amp;D confidentielle</text:span></text:p>
      <text:p text:style-name="P25"><text:span text:style-name="T6">→ VR-AR</text:span></text:p>
      <text:p text:style-name="P25"/>
      <text:p text:style-name="P15"><text:span text:style-name="T2"/></text:p>
      <text:p text:style-name="P12"/>
      <text:p text:style-name="P6"><text:a xlink:type="simple" xlink:href="http://www.investopedia.com/articles/investing/090315/10-major-companies-tied-apple-supply-chain.asp?ad=dirN&amp;qo=investopediaSiteSearch&amp;qsrc=0&amp;o=40186" text:style-name="Internet_20_link" text:visited-style-name="Visited_20_Internet_20_Link">http://www.investopedia.com/articles/investing/090315/10-major-companies-tied-apple-supply-chain.asp?ad=dirN&amp;qo=investopediaSiteSearch&amp;qsrc=0&amp;o=40186</text:a></text:p>
      <text:p text:style-name="P6"><text:a xlink:type="simple" xlink:href="https://www.apple.com/fr/supplier-responsibility/" text:style-name="Internet_20_link" text:visited-style-name="Visited_20_Internet_20_Link">https://www.apple.com/fr/supplier-responsibility/</text:a></text:p>
      <text:p text:style-name="P18"><text:a xlink:type="simple" xlink:href="http://www.rtl.fr/culture/futur/apple-estime-la-duree-de-vie-de-l-iphone-a-3-ans-7782881280" text:style-name="Internet_20_link" text:visited-style-name="Visited_20_Internet_20_Link">http://www.rtl.fr/culture/futur/apple-estime-la-duree-de-vie-de-l-iphone-a-3-ans-7782881280</text:a></text:p>
      <text:p text:style-name="P7"><text:a xlink:type="simple" xlink:href="https://images.apple.com/euro/supplier-responsibility/f/generic/pdf/Apple-Supplier-Code-of-Conduct-January.pdf" text:style-name="Internet_20_link" text:visited-style-name="Visited_20_Internet_20_Link">https://images.apple.com/euro/supplier-responsibility/f/generic/pdf/Apple-Supplier-Code-of-Conduct-January.pdf</text:a></text:p>
      <text:p text:style-name="P18"><text:a xlink:type="simple" xlink:href="https://www.mac4ever.com/images-articles/36772_.png" text:style-name="Internet_20_link" text:visited-style-name="Visited_20_Internet_20_Link">https://www.mac4ever.com/images-articles/36772_.png</text:a></text:p>
      <text:p text:style-name="P21"><text:a xlink:type="simple" xlink:href="https://www.marketing-etudiant.fr/blog/la-fixation-du-prix-chez-apple.php" text:style-name="Internet_20_link" text:visited-style-name="Visited_20_Internet_20_Link">https://www.marketing-etudiant.fr/blog/la-fixation-du-prix-chez-apple.php</text:a></text:p>
      <text:p text:style-name="P24"><text:a xlink:type="simple" xlink:href="https://support.apple.com/fr-fr/iphone/repair/service/" text:style-name="Internet_20_link" text:visited-style-name="Visited_20_Internet_20_Link">https://support.apple.com/fr-fr/iphone/repair/service/</text:a></text:p>
      <text:p text:style-name="P26"><text:a xlink:type="simple" xlink:href="http://itsocial.fr/enjeux-it/strategie-enjeux-dsi/gouvernance/apple-depense-budget-rd-de-105-md/" text:style-name="Internet_20_link" text:visited-style-name="Visited_20_Internet_20_Link">http://itsocial.fr/enjeux-it/strategie-enjeux-dsi/gouvernance/apple-depense-budget-rd-de-105-md/</text:a></text:p>
      <text:p text:style-name="P2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33:28.518254986</meta:creation-date>
    <dc:date>2017-09-13T15:17:56.693416388</dc:date>
    <meta:editing-duration>PT28M15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55" meta:word-count="544" meta:character-count="4034" meta:non-whitespace-character-count="3530"/>
  </office:meta>
</office:document-meta>
</file>